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paragraph-rsid="001f5348" style:language-asian="ja" style:country-asian="JP"/>
    </style:style>
    <style:style style:name="P3" style:family="paragraph" style:parent-style-name="Standard">
      <style:text-properties officeooo:paragraph-rsid="003c8364" style:language-asian="ja" style:country-asian="JP"/>
    </style:style>
    <style:style style:name="P4" style:family="paragraph" style:parent-style-name="Standard">
      <style:text-properties officeooo:paragraph-rsid="003e035b" style:language-asian="ja" style:country-asian="JP"/>
    </style:style>
    <style:style style:name="P5" style:family="paragraph" style:parent-style-name="Standard">
      <style:text-properties officeooo:paragraph-rsid="003fa6dd" style:language-asian="ja" style:country-asian="JP"/>
    </style:style>
    <style:style style:name="P6" style:family="paragraph" style:parent-style-name="Standard">
      <style:text-properties officeooo:paragraph-rsid="003fe90a" style:language-asian="ja" style:country-asian="JP"/>
    </style:style>
    <style:style style:name="P7" style:family="paragraph" style:parent-style-name="Standard">
      <style:text-properties officeooo:paragraph-rsid="00452cef" style:language-asian="ja" style:country-asian="JP"/>
    </style:style>
    <style:style style:name="P8" style:family="paragraph" style:parent-style-name="Standard">
      <style:text-properties officeooo:paragraph-rsid="004dca44" style:language-asian="ja" style:country-asian="JP"/>
    </style:style>
    <style:style style:name="P9" style:family="paragraph" style:parent-style-name="Standard">
      <style:text-properties officeooo:paragraph-rsid="00657e8a" style:language-asian="ja" style:country-asian="JP"/>
    </style:style>
    <style:style style:name="P10" style:family="paragraph" style:parent-style-name="Standard">
      <style:text-properties officeooo:paragraph-rsid="006975f2" style:language-asian="ja" style:country-asian="JP"/>
    </style:style>
    <style:style style:name="P11" style:family="paragraph" style:parent-style-name="Standard">
      <style:text-properties style:language-asian="ja" style:country-asian="JP"/>
    </style:style>
    <style:style style:name="T1" style:family="text">
      <style:text-properties officeooo:rsid="0030244e"/>
    </style:style>
    <style:style style:name="T2" style:family="text">
      <style:text-properties officeooo:rsid="003780e0"/>
    </style:style>
    <style:style style:name="T3" style:family="text">
      <style:text-properties officeooo:rsid="003b09e9"/>
    </style:style>
    <style:style style:name="T4" style:family="text">
      <style:text-properties officeooo:rsid="003c8364"/>
    </style:style>
    <style:style style:name="T5" style:family="text">
      <style:text-properties officeooo:rsid="003e7caa"/>
    </style:style>
    <style:style style:name="T6" style:family="text">
      <style:text-properties officeooo:rsid="00470b1f"/>
    </style:style>
    <style:style style:name="T7" style:family="text">
      <style:text-properties officeooo:rsid="0049fa39"/>
    </style:style>
    <style:style style:name="T8" style:family="text">
      <style:text-properties officeooo:rsid="0057f367"/>
    </style:style>
    <style:style style:name="T9" style:family="text">
      <style:text-properties officeooo:rsid="005c5f8a"/>
    </style:style>
    <style:style style:name="T10" style:family="text">
      <style:text-properties officeooo:rsid="00689f35"/>
    </style:style>
    <style:style style:name="T11" style:family="text">
      <style:text-properties officeooo:rsid="006e9792"/>
    </style:style>
    <style:style style:name="T12" style:family="text">
      <style:text-properties officeooo:rsid="0077f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　要件</text:p>
      <text:p text:style-name="P1">豊富な単語とスピードで問題を解き英語を身に着ける</text:p>
      <text:p text:style-name="P1"/>
      <text:p text:style-name="P1">レベル制</text:p>
      <text:p text:style-name="P1">塔を登っていくように問題を解いていく。最上階１００００階（増える可能性あり）</text:p>
      <text:p text:style-name="P1">１から１０００までのレベル</text:p>
      <text:p text:style-name="P1">一つのレベルで１０の問題</text:p>
      <text:p text:style-name="P1"/>
      <text:p text:style-name="P2">ルール</text:p>
      <text:p text:style-name="P2">日本語を使わない（説明以外では）</text:p>
      <text:p text:style-name="P2">間違いは３回まで</text:p>
      <text:p text:style-name="P2"/>
      <text:p text:style-name="P2">問題種類</text:p>
      <text:p text:style-name="P2">１　単語</text:p>
      <text:p text:style-name="P2">２　フレーズ</text:p>
      <text:p text:style-name="P2">予定　長文</text:p>
      <text:p text:style-name="P1"/>
      <text:p text:style-name="P1">問題形式</text:p>
      <text:p text:style-name="P1">１　四択問題（画像を選択）→択数増加（８まで）</text:p>
      <text:p text:style-name="P8">２　四択問題（文字を選択）→択数増加（８まで）</text:p>
      <text:p text:style-name="P1">３　文字を組み合わせて単語を作る</text:p>
      <text:p text:style-name="P1">４　単語を組み合わせてフレーズを作る</text:p>
      <text:p text:style-name="P1">５　文字を組み合わせてフレーズを作る</text:p>
      <text:p text:style-name="P1">追加予定あり</text:p>
      <text:p text:style-name="P1"/>
      <text:p text:style-name="P1">２　基本設計</text:p>
      <text:p text:style-name="P1">スタート画面</text:p>
      <text:p text:style-name="P1">クリア画面</text:p>
      <text:p text:style-name="P1">塔画面（問題画面）</text:p>
      <text:p text:style-name="P1">道場画面（練習画面）</text:p>
      <text:p text:style-name="P1">単語帳画面（ABC順）</text:p>
      <text:p text:style-name="P1">問題作成クラス×形式</text:p>
      <text:p text:style-name="P1">単語クラス（データクラス）</text:p>
      <text:p text:style-name="P1"/>
      <text:p text:style-name="P1"><text:soft-page-break/>３　詳細設計</text:p>
      <text:p text:style-name="P1">（済）塔画面</text:p>
      <text:p text:style-name="P1"><text:tab/>・階層（<text:span text:style-name="T5">int</text:span>）</text:p>
      <text:p text:style-name="P1"><text:tab/>・現在のレベル（<text:span text:style-name="T5">int</text:span>）</text:p>
      <text:p text:style-name="P1"><text:tab/>・ステータス表示レイアウト</text:p>
      <text:p text:style-name="P1"><text:tab/>・階層表示テキスト</text:p>
      <text:p text:style-name="P1"><text:tab/>・レベル表示テキスト</text:p>
      <text:p text:style-name="P1"><text:tab/>・残りハート（間違えられる数）</text:p>
      <text:p text:style-name="P1"><text:tab/>・残り時間</text:p>
      <text:p text:style-name="P1"><text:tab/>・背景Layout（塔画像）←<text:span text:style-name="T2">addView（問題）</text:span></text:p>
      <text:p text:style-name="P1"><text:tab/>・背景スクロールメソッド（画像レベル分け）</text:p>
      <text:p text:style-name="P7"><text:tab/>・解答後処理（正解、間違い→再解答、ライフゼロ→ゲームオーバー、クリア）</text:p>
      <text:p text:style-name="P1">（済）単語クラス</text:p>
      <text:p text:style-name="P1"><text:tab/>・単語（テキスト）</text:p>
      <text:p text:style-name="P1"><text:tab/>・イメージ画像</text:p>
      <text:p text:style-name="P1"><text:tab/>・単語ID</text:p>
      <text:p text:style-name="P1"><text:tab/>・日本語</text:p>
      <text:p text:style-name="P1">（済）フレーズクラス</text:p>
      <text:p text:style-name="P1">（済）文字クラス</text:p>
      <text:p text:style-name="P1">（済）四択クラス</text:p>
      <text:p text:style-name="P5"><text:tab/>・正解ID（<text:span text:style-name="T3">int</text:span>）</text:p>
      <text:p text:style-name="P6"><text:tab/>・ランダム別選択肢作成メソッド（Random）</text:p>
      <text:p text:style-name="P1"><text:tab/>：レイアウト（画像選択）</text:p>
      <text:p text:style-name="P1"><text:tab/><text:tab/>・Text（問題単語、フレーズ）</text:p>
      <text:p text:style-name="P1"><text:tab/><text:tab/>・ButtonLayout１（<text:span text:style-name="T1">vertical</text:span>）</text:p>
      <text:p text:style-name="P1"><text:tab/><text:tab/>・ButtonLayout２（<text:span text:style-name="T1">horizontal</text:span>）</text:p>
      <text:p text:style-name="P1"><text:tab/><text:tab/>・Button×４（<text:span text:style-name="T4">background：画像</text:span>）</text:p>
      <text:p text:style-name="P4"><text:tab/><text:tab/>・問題単語、フレーズ（String）</text:p>
      <text:p text:style-name="P1"><text:tab/>：レイアウト（テキスト選択）</text:p>
      <text:p text:style-name="P3"><text:tab/><text:tab/>・Image（画像）</text:p>
      <text:p text:style-name="P3"><text:tab/><text:tab/>・ButtonLayout１（<text:span text:style-name="T1">vertical</text:span>）</text:p>
      <text:p text:style-name="P3"><text:tab/><text:tab/>・ButtonLayout２（<text:span text:style-name="T1">horizontal</text:span>）</text:p>
      <text:p text:style-name="P3"><text:soft-page-break/><text:tab/><text:tab/>・Button×４（<text:span text:style-name="T4">background：テキスト</text:span>）</text:p>
      <text:p text:style-name="P1"><text:tab/><text:tab/>・問題画像（Image）</text:p>
      <text:p text:style-name="P1"><text:tab/>・解答確認メソッド（<text:span text:style-name="T7">int ID</text:span>）<text:span text:style-name="T6">return boolean</text:span></text:p>
      <text:p text:style-name="P1">（済）組み合わせ問題クラス</text:p>
      <text:p text:style-name="P1"><text:tab/>・<text:span text:style-name="T10">length(int)</text:span></text:p>
      <text:p text:style-name="P1"><text:tab/>・解答テキスト（String）</text:p>
      <text:p text:style-name="P1"><text:tab/>・正解テキスト（String）</text:p>
      <text:p text:style-name="P1"><text:tab/>・問題形式（<text:span text:style-name="T8">int</text:span>）</text:p>
      <text:p text:style-name="P1"><text:tab/>・解答リセットメソッド</text:p>
      <text:p text:style-name="P1"><text:tab/>：レイアウト</text:p>
      <text:p text:style-name="P1"><text:tab/><text:tab/>・問題テキスト、イメージ</text:p>
      <text:p text:style-name="P1"><text:tab/><text:tab/>・解答Layout</text:p>
      <text:p text:style-name="P1"><text:tab/><text:tab/>・解答Text×解答テキスト数</text:p>
      <text:p text:style-name="P9"><text:tab/><text:tab/>・選択肢Layout×</text:p>
      <text:p text:style-name="P10"><text:tab/><text:tab/>・選択肢Button×３（一列３個）</text:p>
      <text:p text:style-name="P10"><text:tab/><text:tab/>・送信Button</text:p>
      <text:p text:style-name="P1"><text:tab/><text:tab/>・リセットButton</text:p>
      <text:p text:style-name="P1"><text:tab/>・自身の答え作成メソッド</text:p>
      <text:p text:style-name="P1"><text:tab/>・解答確認メソッド（<text:span text:style-name="T9">String getText</text:span>）<text:span text:style-name="T9">return boolean</text:span></text:p>
      <text:p text:style-name="P1">（未定）練習画面</text:p>
      <text:p text:style-name="P1"><text:tab/>・出題数（<text:span text:style-name="T11">int</text:span>）</text:p>
      <text:p text:style-name="P1"><text:tab/>・レベル（<text:span text:style-name="T11">int</text:span>）</text:p>
      <text:p text:style-name="P1"><text:tab/>：レイアウト１</text:p>
      <text:p text:style-name="P1"><text:tab/><text:tab/>・出題数Edit</text:p>
      <text:p text:style-name="P1"><text:tab/><text:tab/>・レベルEdit</text:p>
      <text:p text:style-name="P1"><text:tab/><text:tab/>・スタートボタン</text:p>
      <text:p text:style-name="P1"><text:tab/>：レイアウト２</text:p>
      <text:p text:style-name="P1"><text:tab/><text:tab/>・レベルText</text:p>
      <text:p text:style-name="P1"><text:tab/><text:tab/>・出題数Text</text:p>
      <text:p text:style-name="P1"><text:tab/><text:tab/>・問題画面</text:p>
      <text:p text:style-name="P1"><text:tab/><text:tab/>・アニメーション</text:p>
      <text:p text:style-name="P1"><text:tab/>：レイアウト３</text:p>
      <text:p text:style-name="P1"><text:soft-page-break/><text:tab/><text:tab/>・結果</text:p>
      <text:p text:style-name="P1"><text:tab/><text:tab/>・再挑戦ボタン</text:p>
      <text:p text:style-name="P1"><text:tab/><text:tab/>・設定ボタン</text:p>
      <text:p text:style-name="P1"><text:tab/><text:tab/>・メインボタン</text:p>
      <text:p text:style-name="P1">（）辞典一覧画面（単語だけ）</text:p>
      <text:p text:style-name="P1"><text:tab/>：レイアウト</text:p>
      <text:p text:style-name="P1"><text:tab/><text:tab/>・並び順変更Layout</text:p>
      <text:p text:style-name="P1"><text:tab/><text:tab/>・ListView（一覧）</text:p>
      <text:p text:style-name="P1">（）辞典説明画面</text:p>
      <text:p text:style-name="P1"><text:tab/>・単語</text:p>
      <text:p text:style-name="P1"><text:tab/>・日本語</text:p>
      <text:p text:style-name="P1"><text:tab/>・対応画像</text:p>
      <text:p text:style-name="P1"><text:tab/>・品詞</text:p>
      <text:p text:style-name="P1"><text:tab/>：レイアウト</text:p>
      <text:p text:style-name="P1"><text:tab/><text:tab/>・単語テキスト</text:p>
      <text:p text:style-name="P1"><text:tab/><text:tab/>・画像</text:p>
      <text:p text:style-name="P1"><text:tab/><text:tab/>・日本語</text:p>
      <text:p text:style-name="P1"><text:tab/><text:tab/>・戻るボタ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2M16S</meta:editing-duration>
    <meta:editing-cycles>98</meta:editing-cycles>
    <meta:generator>LibreOffice/5.0.4.2$Windows_x86 LibreOffice_project/2b9802c1994aa0b7dc6079e128979269cf95bc78</meta:generator>
    <dc:date>2016-06-09T18:01:33.422000000</dc:date>
    <meta:document-statistic meta:table-count="0" meta:image-count="0" meta:object-count="0" meta:page-count="4" meta:paragraph-count="110" meta:word-count="995" meta:character-count="1382" meta:non-whitespace-character-count="1261"/>
    <meta:user-defined meta:name="Info 1"/>
    <meta:user-defined meta:name="Info 2"/>
    <meta:user-defined meta:name="Info 3"/>
    <meta:user-defined meta:name="Info 4"/>
  </office:meta>
</office:document-meta>
</file>